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MetaModule.getAttributeValues( String name , Configuration modeConf , Map objectMod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MetaModule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MetaModule.getAttribute( String name , Configuration modeConf , Map objectModel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27">
            <text:p text:style-name="Table_20_Contents">27</text:p>
          </table:table-cell>
          <table:table-cell office:value-type="float" office:value="103">
            <text:p text:style-name="Table_20_Contents">103</text:p>
          </table:table-cell>
        </table:table-row>
        <table:table-row>
          <table:table-cell office:value-type="string">
            <text:p text:style-name="Table_20_Contents">XMLMetaModul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MetaModul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MetaModule.getAttributeNames( Configuration modeConf , Map objectMod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